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2 年 8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103978" calcext:value-type="float">
            <text:p><text:s text:c="3"/>103,978</text:p>
          </table:table-cell>
          <table:table-cell table:style-name="ce25" office:value-type="float" office:value="13585" calcext:value-type="float">
            <text:p><text:s text:c="3"/>13,585</text:p>
          </table:table-cell>
          <table:table-cell table:style-name="ce25" office:value-type="float" office:value="8231" calcext:value-type="float">
            <text:p><text:s text:c="3"/>8,231</text:p>
          </table:table-cell>
          <table:table-cell table:style-name="ce25" office:value-type="float" office:value="7756" calcext:value-type="float">
            <text:p><text:s text:c="3"/>7,756</text:p>
          </table:table-cell>
          <table:table-cell table:style-name="ce25" office:value-type="float" office:value="3686" calcext:value-type="float">
            <text:p><text:s text:c="3"/>3,686</text:p>
          </table:table-cell>
          <table:table-cell table:style-name="ce25" office:value-type="float" office:value="3281" calcext:value-type="float">
            <text:p><text:s text:c="3"/>3,281</text:p>
          </table:table-cell>
          <table:table-cell table:style-name="ce25" office:value-type="float" office:value="1986" calcext:value-type="float">
            <text:p><text:s text:c="3"/>1,986</text:p>
          </table:table-cell>
          <table:table-cell table:style-name="ce25" office:value-type="float" office:value="3381" calcext:value-type="float">
            <text:p><text:s text:c="3"/>3,381</text:p>
          </table:table-cell>
          <table:table-cell table:style-name="ce25" office:value-type="float" office:value="9610" calcext:value-type="float">
            <text:p><text:s text:c="3"/>9,610</text:p>
          </table:table-cell>
          <table:table-cell table:style-name="ce25" office:value-type="float" office:value="515" calcext:value-type="float">
            <text:p><text:s text:c="3"/>515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4166" calcext:value-type="float">
            <text:p><text:s text:c="3"/>4,166</text:p>
          </table:table-cell>
          <table:table-cell table:style-name="ce25" office:value-type="float" office:value="45823" calcext:value-type="float">
            <text:p><text:s text:c="3"/>45,823</text:p>
          </table:table-cell>
          <table:table-cell table:style-name="ce25" office:value-type="float" office:value="1940" calcext:value-type="float">
            <text:p><text:s text:c="3"/>1,940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25" office:value-type="float" office:value="91624" calcext:value-type="float">
            <text:p><text:s text:c="3"/>91,624</text:p>
          </table:table-cell>
          <table:table-cell table:style-name="ce25" office:value-type="float" office:value="3123" calcext:value-type="float">
            <text:p><text:s text:c="3"/>3,123</text:p>
          </table:table-cell>
          <table:table-cell table:style-name="ce25" office:value-type="float" office:value="8996" calcext:value-type="float">
            <text:p><text:s text:c="3"/>8,996</text:p>
          </table:table-cell>
          <table:table-cell table:style-name="ce25" office:value-type="float" office:value="5106" calcext:value-type="float">
            <text:p><text:s text:c="3"/>5,106</text:p>
          </table:table-cell>
          <table:table-cell table:style-name="ce25" office:value-type="float" office:value="5450" calcext:value-type="float">
            <text:p><text:s text:c="3"/>5,450</text:p>
          </table:table-cell>
          <table:table-cell table:style-name="ce25" office:value-type="float" office:value="4466" calcext:value-type="float">
            <text:p><text:s text:c="3"/>4,466</text:p>
          </table:table-cell>
          <table:table-cell table:style-name="ce25" office:value-type="float" office:value="2487" calcext:value-type="float">
            <text:p><text:s text:c="3"/>2,487</text:p>
          </table:table-cell>
          <table:table-cell table:style-name="ce25" office:value-type="float" office:value="3107" calcext:value-type="float">
            <text:p><text:s text:c="3"/>3,107</text:p>
          </table:table-cell>
          <table:table-cell table:style-name="ce25" office:value-type="float" office:value="8231" calcext:value-type="float">
            <text:p><text:s text:c="3"/>8,231</text:p>
          </table:table-cell>
          <table:table-cell table:style-name="ce25" office:value-type="float" office:value="603" calcext:value-type="float">
            <text:p><text:s text:c="3"/>603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166" calcext:value-type="float">
            <text:p><text:s text:c="3"/>4,166</text:p>
          </table:table-cell>
          <table:table-cell table:style-name="ce25" office:value-type="float" office:value="45823" calcext:value-type="float">
            <text:p><text:s text:c="3"/>45,823</text:p>
          </table:table-cell>
          <table:table-cell table:style-name="ce25" office:value-type="float" office:value="44" calcext:value-type="float">
            <text:p><text:s text:c="3"/>44</text:p>
          </table:table-cell>
          <table:table-cell table:style-name="ce25" office:value-type="float" office:value="22" calcext:value-type="float">
            <text:p><text:s text:c="3"/>22</text:p>
          </table:table-cell>
          <table:table-cell table:style-name="ce29" office:value-type="float" office:value="12354" calcext:value-type="float">
            <text:p><text:s text:c="3"/>12,35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8088" calcext:value-type="float">
            <text:p><text:s text:c="3"/>48,088</text:p>
          </table:table-cell>
          <table:table-cell table:style-name="ce25" office:value-type="float" office:value="6441" calcext:value-type="float">
            <text:p><text:s text:c="3"/>6,441</text:p>
          </table:table-cell>
          <table:table-cell table:style-name="ce25" office:value-type="float" office:value="3808" calcext:value-type="float">
            <text:p><text:s text:c="3"/>3,808</text:p>
          </table:table-cell>
          <table:table-cell table:style-name="ce25" office:value-type="float" office:value="3743" calcext:value-type="float">
            <text:p><text:s text:c="3"/>3,743</text:p>
          </table:table-cell>
          <table:table-cell table:style-name="ce25" office:value-type="float" office:value="1797" calcext:value-type="float">
            <text:p><text:s text:c="3"/>1,797</text:p>
          </table:table-cell>
          <table:table-cell table:style-name="ce25" office:value-type="float" office:value="1508" calcext:value-type="float">
            <text:p><text:s text:c="3"/>1,508</text:p>
          </table:table-cell>
          <table:table-cell table:style-name="ce25" office:value-type="float" office:value="924" calcext:value-type="float">
            <text:p><text:s text:c="3"/>924</text:p>
          </table:table-cell>
          <table:table-cell table:style-name="ce25" office:value-type="float" office:value="1606" calcext:value-type="float">
            <text:p><text:s text:c="3"/>1,606</text:p>
          </table:table-cell>
          <table:table-cell table:style-name="ce25" office:value-type="float" office:value="4507" calcext:value-type="float">
            <text:p><text:s text:c="3"/>4,507</text:p>
          </table:table-cell>
          <table:table-cell table:style-name="ce25" office:value-type="float" office:value="277" calcext:value-type="float">
            <text:p><text:s text:c="3"/>277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907" calcext:value-type="float">
            <text:p><text:s text:c="3"/>1,907</text:p>
          </table:table-cell>
          <table:table-cell table:style-name="ce25" office:value-type="float" office:value="20931" calcext:value-type="float">
            <text:p><text:s text:c="3"/>20,931</text:p>
          </table:table-cell>
          <table:table-cell table:style-name="ce25" office:value-type="float" office:value="635" calcext:value-type="float">
            <text:p><text:s text:c="3"/>635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42451" calcext:value-type="float">
            <text:p><text:s text:c="3"/>42,451</text:p>
          </table:table-cell>
          <table:table-cell table:style-name="ce25" office:value-type="float" office:value="1417" calcext:value-type="float">
            <text:p><text:s text:c="3"/>1,417</text:p>
          </table:table-cell>
          <table:table-cell table:style-name="ce25" office:value-type="float" office:value="4297" calcext:value-type="float">
            <text:p><text:s text:c="3"/>4,297</text:p>
          </table:table-cell>
          <table:table-cell table:style-name="ce25" office:value-type="float" office:value="2286" calcext:value-type="float">
            <text:p><text:s text:c="3"/>2,286</text:p>
          </table:table-cell>
          <table:table-cell table:style-name="ce25" office:value-type="float" office:value="2575" calcext:value-type="float">
            <text:p><text:s text:c="3"/>2,575</text:p>
          </table:table-cell>
          <table:table-cell table:style-name="ce25" office:value-type="float" office:value="2042" calcext:value-type="float">
            <text:p><text:s text:c="3"/>2,042</text:p>
          </table:table-cell>
          <table:table-cell table:style-name="ce25" office:value-type="float" office:value="1212" calcext:value-type="float">
            <text:p><text:s text:c="3"/>1,212</text:p>
          </table:table-cell>
          <table:table-cell table:style-name="ce25" office:value-type="float" office:value="1424" calcext:value-type="float">
            <text:p><text:s text:c="3"/>1,424</text:p>
          </table:table-cell>
          <table:table-cell table:style-name="ce25" office:value-type="float" office:value="4011" calcext:value-type="float">
            <text:p><text:s text:c="3"/>4,011</text:p>
          </table:table-cell>
          <table:table-cell table:style-name="ce25" office:value-type="float" office:value="323" calcext:value-type="float">
            <text:p><text:s text:c="3"/>323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907" calcext:value-type="float">
            <text:p><text:s text:c="3"/>1,907</text:p>
          </table:table-cell>
          <table:table-cell table:style-name="ce25" office:value-type="float" office:value="20931" calcext:value-type="float">
            <text:p><text:s text:c="3"/>20,931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43" office:value-type="float" office:value="5637" calcext:value-type="float">
            <text:p><text:s text:c="3"/>5,63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55890" calcext:value-type="float">
            <text:p><text:s text:c="3"/>55,890</text:p>
          </table:table-cell>
          <table:table-cell table:style-name="ce25" office:value-type="float" office:value="7144" calcext:value-type="float">
            <text:p><text:s text:c="3"/>7,144</text:p>
          </table:table-cell>
          <table:table-cell table:style-name="ce25" office:value-type="float" office:value="4423" calcext:value-type="float">
            <text:p><text:s text:c="3"/>4,423</text:p>
          </table:table-cell>
          <table:table-cell table:style-name="ce25" office:value-type="float" office:value="4013" calcext:value-type="float">
            <text:p><text:s text:c="3"/>4,013</text:p>
          </table:table-cell>
          <table:table-cell table:style-name="ce25" office:value-type="float" office:value="1889" calcext:value-type="float">
            <text:p><text:s text:c="3"/>1,889</text:p>
          </table:table-cell>
          <table:table-cell table:style-name="ce25" office:value-type="float" office:value="1773" calcext:value-type="float">
            <text:p><text:s text:c="3"/>1,773</text:p>
          </table:table-cell>
          <table:table-cell table:style-name="ce25" office:value-type="float" office:value="1062" calcext:value-type="float">
            <text:p><text:s text:c="3"/>1,062</text:p>
          </table:table-cell>
          <table:table-cell table:style-name="ce25" office:value-type="float" office:value="1775" calcext:value-type="float">
            <text:p><text:s text:c="3"/>1,775</text:p>
          </table:table-cell>
          <table:table-cell table:style-name="ce25" office:value-type="float" office:value="5103" calcext:value-type="float">
            <text:p><text:s text:c="3"/>5,103</text:p>
          </table:table-cell>
          <table:table-cell table:style-name="ce25" office:value-type="float" office:value="238" calcext:value-type="float">
            <text:p><text:s text:c="3"/>238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59" calcext:value-type="float">
            <text:p><text:s text:c="3"/>2,259</text:p>
          </table:table-cell>
          <table:table-cell table:style-name="ce25" office:value-type="float" office:value="24892" calcext:value-type="float">
            <text:p><text:s text:c="3"/>24,892</text:p>
          </table:table-cell>
          <table:table-cell table:style-name="ce25" office:value-type="float" office:value="1305" calcext:value-type="float">
            <text:p><text:s text:c="3"/>1,305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5" office:value-type="float" office:value="49173" calcext:value-type="float">
            <text:p><text:s text:c="3"/>49,173</text:p>
          </table:table-cell>
          <table:table-cell table:style-name="ce25" office:value-type="float" office:value="1706" calcext:value-type="float">
            <text:p><text:s text:c="3"/>1,706</text:p>
          </table:table-cell>
          <table:table-cell table:style-name="ce25" office:value-type="float" office:value="4699" calcext:value-type="float">
            <text:p><text:s text:c="3"/>4,699</text:p>
          </table:table-cell>
          <table:table-cell table:style-name="ce25" office:value-type="float" office:value="2820" calcext:value-type="float">
            <text:p><text:s text:c="3"/>2,820</text:p>
          </table:table-cell>
          <table:table-cell table:style-name="ce25" office:value-type="float" office:value="2875" calcext:value-type="float">
            <text:p><text:s text:c="3"/>2,875</text:p>
          </table:table-cell>
          <table:table-cell table:style-name="ce25" office:value-type="float" office:value="2424" calcext:value-type="float">
            <text:p><text:s text:c="3"/>2,424</text:p>
          </table:table-cell>
          <table:table-cell table:style-name="ce25" office:value-type="float" office:value="1275" calcext:value-type="float">
            <text:p><text:s text:c="3"/>1,275</text:p>
          </table:table-cell>
          <table:table-cell table:style-name="ce25" office:value-type="float" office:value="1683" calcext:value-type="float">
            <text:p><text:s text:c="3"/>1,683</text:p>
          </table:table-cell>
          <table:table-cell table:style-name="ce25" office:value-type="float" office:value="4220" calcext:value-type="float">
            <text:p><text:s text:c="3"/>4,220</text:p>
          </table:table-cell>
          <table:table-cell table:style-name="ce25" office:value-type="float" office:value="280" calcext:value-type="float">
            <text:p><text:s text:c="3"/>280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59" calcext:value-type="float">
            <text:p><text:s text:c="3"/>2,259</text:p>
          </table:table-cell>
          <table:table-cell table:style-name="ce25" office:value-type="float" office:value="24892" calcext:value-type="float">
            <text:p><text:s text:c="3"/>24,892</text:p>
          </table:table-cell>
          <table:table-cell table:style-name="ce25" office:value-type="float" office:value="32" calcext:value-type="float">
            <text:p><text:s text:c="3"/>32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4" office:value-type="float" office:value="6717" calcext:value-type="float">
            <text:p><text:s text:c="3"/>6,71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8791" calcext:value-type="float">
            <text:p>18,791</text:p>
          </table:table-cell>
          <table:table-cell table:style-name="ce26" office:value-type="float" office:value="3233" calcext:value-type="float">
            <text:p>3,23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920" calcext:value-type="float">
            <text:p>4,920</text:p>
          </table:table-cell>
          <table:table-cell table:style-name="ce26" office:value-type="float" office:value="1215" calcext:value-type="float">
            <text:p>1,215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1828" calcext:value-type="float">
            <text:p>1,828</text:p>
          </table:table-cell>
          <table:table-cell table:style-name="ce26" office:value-type="float" office:value="103" calcext:value-type="float">
            <text:p>10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162" calcext:value-type="float">
            <text:p>6,162</text:p>
          </table:table-cell>
          <table:table-cell table:style-name="ce26" office:value-type="float" office:value="394" calcext:value-type="float">
            <text:p>39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5106" calcext:value-type="float">
            <text:p>15,106</text:p>
          </table:table-cell>
          <table:table-cell table:style-name="ce26" office:value-type="float" office:value="697" calcext:value-type="float">
            <text:p>69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30" calcext:value-type="float">
            <text:p>2,930</text:p>
          </table:table-cell>
          <table:table-cell table:style-name="ce26" office:value-type="float" office:value="2098" calcext:value-type="float">
            <text:p>2,098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1989" calcext:value-type="float">
            <text:p>1,989</text:p>
          </table:table-cell>
          <table:table-cell table:style-name="ce26" office:value-type="float" office:value="150" calcext:value-type="float">
            <text:p>15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162" calcext:value-type="float">
            <text:p>6,16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3685" calcext:value-type="float">
            <text:p>3,68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8741" calcext:value-type="float">
            <text:p>8,741</text:p>
          </table:table-cell>
          <table:table-cell table:style-name="ce27" office:value-type="float" office:value="1485" calcext:value-type="float">
            <text:p>1,48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80" calcext:value-type="float">
            <text:p>2,380</text:p>
          </table:table-cell>
          <table:table-cell table:style-name="ce27" office:value-type="float" office:value="564" calcext:value-type="float">
            <text:p>564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877" calcext:value-type="float">
            <text:p>877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02" calcext:value-type="float">
            <text:p>2,802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942" calcext:value-type="float">
            <text:p>6,942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98" calcext:value-type="float">
            <text:p>1,298</text:p>
          </table:table-cell>
          <table:table-cell table:style-name="ce27" office:value-type="float" office:value="981" calcext:value-type="float">
            <text:p>981</text:p>
          </table:table-cell>
          <table:table-cell table:style-name="ce27" office:value-type="float" office:value="235" calcext:value-type="float">
            <text:p>235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02" calcext:value-type="float">
            <text:p>2,80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46" office:value-type="float" office:value="1799" calcext:value-type="float">
            <text:p>1,79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10050" calcext:value-type="float">
            <text:p>10,050</text:p>
          </table:table-cell>
          <table:table-cell table:style-name="ce28" office:value-type="float" office:value="1748" calcext:value-type="float">
            <text:p>1,74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164" calcext:value-type="float">
            <text:p>8,164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029" calcext:value-type="float">
            <text:p>1,02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886" calcext:value-type="float">
            <text:p>1,88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266" calcext:value-type="float">
            <text:p>13,266</text:p>
          </table:table-cell>
          <table:table-cell table:style-name="ce26" office:value-type="float" office:value="3011" calcext:value-type="float">
            <text:p>3,011</text:p>
          </table:table-cell>
          <table:table-cell table:style-name="ce26" office:value-type="float" office:value="2930" calcext:value-type="float">
            <text:p>2,93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05" calcext:value-type="float">
            <text:p>4,805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61" calcext:value-type="float">
            <text:p>13,461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4920" calcext:value-type="float">
            <text:p>4,92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98" calcext:value-type="float">
            <text:p>898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142" calcext:value-type="float">
            <text:p>1,142</text:p>
          </table:table-cell>
          <table:table-cell table:style-name="ce26" office:value-type="float" office:value="53" calcext:value-type="float">
            <text:p>5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05" calcext:value-type="float">
            <text:p>4,80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195" calcext:value-type="float">
            <text:p><text:s/>－19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036" calcext:value-type="float">
            <text:p>6,036</text:p>
          </table:table-cell>
          <table:table-cell table:style-name="ce27" office:value-type="float" office:value="1431" calcext:value-type="float">
            <text:p>1,431</text:p>
          </table:table-cell>
          <table:table-cell table:style-name="ce27" office:value-type="float" office:value="1298" calcext:value-type="float">
            <text:p>1,29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97" calcext:value-type="float">
            <text:p>2,197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358" calcext:value-type="float">
            <text:p>6,358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2380" calcext:value-type="float">
            <text:p>2,38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97" calcext:value-type="float">
            <text:p>2,19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322" calcext:value-type="float">
            <text:p><text:s/>－32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7230" calcext:value-type="float">
            <text:p>7,230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08" calcext:value-type="float">
            <text:p>2,608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103" calcext:value-type="float">
            <text:p>7,103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08" calcext:value-type="float">
            <text:p>2,60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27" calcext:value-type="float">
            <text:p>127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2044" calcext:value-type="float">
            <text:p>12,044</text:p>
          </table:table-cell>
          <table:table-cell table:style-name="ce26" office:value-type="float" office:value="1300" calcext:value-type="float">
            <text:p>1,300</text:p>
          </table:table-cell>
          <table:table-cell table:style-name="ce26" office:value-type="float" office:value="2098" calcext:value-type="float">
            <text:p>2,098</text:p>
          </table:table-cell>
          <table:table-cell table:style-name="ce26" office:value-type="float" office:value="898" calcext:value-type="float">
            <text:p>89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1642" calcext:value-type="float">
            <text:p>1,642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090" calcext:value-type="float">
            <text:p>5,090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063" calcext:value-type="float">
            <text:p>9,063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1215" calcext:value-type="float">
            <text:p>1,215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222" calcext:value-type="float">
            <text:p>1,222</text:p>
          </table:table-cell>
          <table:table-cell table:style-name="ce26" office:value-type="float" office:value="94" calcext:value-type="float">
            <text:p>9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090" calcext:value-type="float">
            <text:p>5,09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2981" calcext:value-type="float">
            <text:p>2,98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598" calcext:value-type="float">
            <text:p>5,598</text:p>
          </table:table-cell>
          <table:table-cell table:style-name="ce27" office:value-type="float" office:value="636" calcext:value-type="float">
            <text:p>636</text:p>
          </table:table-cell>
          <table:table-cell table:style-name="ce27" office:value-type="float" office:value="981" calcext:value-type="float">
            <text:p>981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798" calcext:value-type="float">
            <text:p>798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32" calcext:value-type="float">
            <text:p>2,332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240" calcext:value-type="float">
            <text:p>4,240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564" calcext:value-type="float">
            <text:p>564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63" calcext:value-type="float">
            <text:p>6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32" calcext:value-type="float">
            <text:p>2,33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358" calcext:value-type="float">
            <text:p>1,35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446" calcext:value-type="float">
            <text:p>6,446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823" calcext:value-type="float">
            <text:p>4,823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623" calcext:value-type="float">
            <text:p>1,623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3912" calcext:value-type="float">
            <text:p>13,912</text:p>
          </table:table-cell>
          <table:table-cell table:style-name="ce26" office:value-type="float" office:value="1462" calcext:value-type="float">
            <text:p>1,46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2677" calcext:value-type="float">
            <text:p>2,677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755" calcext:value-type="float">
            <text:p>7,755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383" calcext:value-type="float">
            <text:p>11,383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1721" calcext:value-type="float">
            <text:p>1,721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755" calcext:value-type="float">
            <text:p>7,75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2529" calcext:value-type="float">
            <text:p>2,529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332" calcext:value-type="float">
            <text:p>6,332</text:p>
          </table:table-cell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235" calcext:value-type="float">
            <text:p>235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1225" calcext:value-type="float">
            <text:p>1,225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98" calcext:value-type="float">
            <text:p>3,498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166" calcext:value-type="float">
            <text:p>5,166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177" calcext:value-type="float">
            <text:p>177</text:p>
          </table:table-cell>
          <table:table-cell table:number-columns-repeated="2" table:style-name="ce27" office:value-type="float" office:value="126" calcext:value-type="float">
            <text:p>12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814" calcext:value-type="float">
            <text:p>814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98" calcext:value-type="float">
            <text:p>3,49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1166" calcext:value-type="float">
            <text:p>1,16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580" calcext:value-type="float">
            <text:p>7,580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452" calcext:value-type="float">
            <text:p>1,452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257" calcext:value-type="float">
            <text:p>4,257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217" calcext:value-type="float">
            <text:p>6,217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257" calcext:value-type="float">
            <text:p>4,25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363" calcext:value-type="float">
            <text:p>1,36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7837" calcext:value-type="float">
            <text:p>7,837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46" calcext:value-type="float">
            <text:p>746</text:p>
          </table:table-cell>
          <table:table-cell table:style-name="ce26" office:value-type="float" office:value="866" calcext:value-type="float">
            <text:p>866</text:p>
          </table:table-cell>
          <table:table-cell table:style-name="ce26" office:value-type="float" office:value="33" calcext:value-type="float">
            <text:p>3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94" calcext:value-type="float">
            <text:p>4,494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607" calcext:value-type="float">
            <text:p>6,607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66" calcext:value-type="float">
            <text:p>566</text:p>
          </table:table-cell>
          <table:table-cell table:style-name="ce26" office:value-type="float" office:value="613" calcext:value-type="float">
            <text:p>613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94" calcext:value-type="float">
            <text:p>4,49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230" calcext:value-type="float">
            <text:p>1,230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681" calcext:value-type="float">
            <text:p>3,681</text:p>
          </table:table-cell>
          <table:table-cell table:style-name="ce27" office:value-type="float" office:value="354" calcext:value-type="float">
            <text:p>354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63" calcext:value-type="float">
            <text:p>363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74" calcext:value-type="float">
            <text:p>2,074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049" calcext:value-type="float">
            <text:p>3,0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74" calcext:value-type="float">
            <text:p>2,07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632" calcext:value-type="float">
            <text:p>63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28" calcext:value-type="float">
            <text:p>128</text:p>
          </table:table-cell>
          <table:table-cell table:number-columns-repeated="2" table:style-name="ce28" office:value-type="float" office:value="80" calcext:value-type="float">
            <text:p>80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20" calcext:value-type="float">
            <text:p>2,420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46" office:value-type="float" office:value="598" calcext:value-type="float">
            <text:p>59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2255" calcext:value-type="float">
            <text:p>12,255</text:p>
          </table:table-cell>
          <table:table-cell table:style-name="ce26" office:value-type="float" office:value="1312" calcext:value-type="float">
            <text:p>1,312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566" calcext:value-type="float">
            <text:p>56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74" calcext:value-type="float">
            <text:p>1,474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642" calcext:value-type="float">
            <text:p>7,642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277" calcext:value-type="float">
            <text:p>11,277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746" calcext:value-type="float">
            <text:p>74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14" calcext:value-type="float">
            <text:p>1,414</text:p>
          </table:table-cell>
          <table:table-cell table:style-name="ce26" office:value-type="float" office:value="58" calcext:value-type="float">
            <text:p>5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642" calcext:value-type="float">
            <text:p>7,64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5" office:value-type="float" office:value="978" calcext:value-type="float">
            <text:p>978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562" calcext:value-type="float">
            <text:p>5,562</text:p>
          </table:table-cell>
          <table:table-cell table:style-name="ce27" office:value-type="float" office:value="598" calcext:value-type="float">
            <text:p>598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71" calcext:value-type="float">
            <text:p>671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82" calcext:value-type="float">
            <text:p>3,482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207" calcext:value-type="float">
            <text:p>5,207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363" calcext:value-type="float">
            <text:p>36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81" calcext:value-type="float">
            <text:p>681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82" calcext:value-type="float">
            <text:p>3,48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355" calcext:value-type="float">
            <text:p>35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6693" calcext:value-type="float">
            <text:p>6,693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070" calcext:value-type="float">
            <text:p>6,070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160" calcext:value-type="float">
            <text:p>4,16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623" calcext:value-type="float">
            <text:p>623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4951" calcext:value-type="float">
            <text:p><text:s text:c="3"/>24,951</text:p>
          </table:table-cell>
          <table:table-cell table:style-name="ce29" office:value-type="float" office:value="2427" calcext:value-type="float">
            <text:p><text:s text:c="3"/>2,427</text:p>
          </table:table-cell>
          <table:table-cell table:style-name="ce29" office:value-type="float" office:value="1989" calcext:value-type="float">
            <text:p><text:s text:c="3"/>1,989</text:p>
          </table:table-cell>
          <table:table-cell table:style-name="ce29" office:value-type="float" office:value="1142" calcext:value-type="float">
            <text:p><text:s text:c="3"/>1,142</text:p>
          </table:table-cell>
          <table:table-cell table:style-name="ce29" office:value-type="float" office:value="1222" calcext:value-type="float">
            <text:p><text:s text:c="3"/>1,222</text:p>
          </table:table-cell>
          <table:table-cell table:style-name="ce29" office:value-type="float" office:value="1721" calcext:value-type="float">
            <text:p><text:s text:c="3"/>1,721</text:p>
          </table:table-cell>
          <table:table-cell table:style-name="ce29" office:value-type="float" office:value="613" calcext:value-type="float">
            <text:p><text:s text:c="3"/>613</text:p>
          </table:table-cell>
          <table:table-cell table:style-name="ce29" office:value-type="float" office:value="1414" calcext:value-type="float">
            <text:p><text:s text:c="3"/>1,41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30" calcext:value-type="float">
            <text:p><text:s text:c="3"/>13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162" calcext:value-type="float">
            <text:p><text:s text:c="3"/>4,162</text:p>
          </table:table-cell>
          <table:table-cell table:style-name="ce29" office:value-type="float" office:value="9686" calcext:value-type="float">
            <text:p><text:s text:c="3"/>9,686</text:p>
          </table:table-cell>
          <table:table-cell table:style-name="ce29" office:value-type="float" office:value="441" calcext:value-type="float">
            <text:p><text:s text:c="3"/>441</text:p>
          </table:table-cell>
          <table:table-cell table:style-name="ce29" office:value-type="float" office:value="4" calcext:value-type="float">
            <text:p><text:s text:c="3"/>4</text:p>
          </table:table-cell>
          <table:table-cell table:style-name="ce29" office:value-type="float" office:value="24010" calcext:value-type="float">
            <text:p><text:s text:c="3"/>24,010</text:p>
          </table:table-cell>
          <table:table-cell table:style-name="ce29" office:value-type="float" office:value="537" calcext:value-type="float">
            <text:p><text:s text:c="3"/>537</text:p>
          </table:table-cell>
          <table:table-cell table:style-name="ce29" office:value-type="float" office:value="1828" calcext:value-type="float">
            <text:p><text:s text:c="3"/>1,828</text:p>
          </table:table-cell>
          <table:table-cell table:style-name="ce29" office:value-type="float" office:value="970" calcext:value-type="float">
            <text:p><text:s text:c="3"/>970</text:p>
          </table:table-cell>
          <table:table-cell table:style-name="ce29" office:value-type="float" office:value="1642" calcext:value-type="float">
            <text:p><text:s text:c="3"/>1,642</text:p>
          </table:table-cell>
          <table:table-cell table:style-name="ce29" office:value-type="float" office:value="2677" calcext:value-type="float">
            <text:p><text:s text:c="3"/>2,677</text:p>
          </table:table-cell>
          <table:table-cell table:style-name="ce29" office:value-type="float" office:value="866" calcext:value-type="float">
            <text:p><text:s text:c="3"/>866</text:p>
          </table:table-cell>
          <table:table-cell table:style-name="ce29" office:value-type="float" office:value="1474" calcext:value-type="float">
            <text:p><text:s text:c="3"/>1,47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53" calcext:value-type="float">
            <text:p><text:s text:c="3"/>15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162" calcext:value-type="float">
            <text:p><text:s text:c="3"/>4,162</text:p>
          </table:table-cell>
          <table:table-cell table:style-name="ce29" office:value-type="float" office:value="9686" calcext:value-type="float">
            <text:p><text:s text:c="3"/>9,686</text:p>
          </table:table-cell>
          <table:table-cell table:style-name="ce29" office:value-type="float" office:value="9" calcext:value-type="float">
            <text:p><text:s text:c="3"/>9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941" calcext:value-type="float">
            <text:p>941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1642" calcext:value-type="float">
            <text:p><text:s text:c="3"/>11,642</text:p>
          </table:table-cell>
          <table:table-cell table:style-name="ce30" office:value-type="float" office:value="1173" calcext:value-type="float">
            <text:p><text:s text:c="3"/>1,173</text:p>
          </table:table-cell>
          <table:table-cell table:style-name="ce30" office:value-type="float" office:value="960" calcext:value-type="float">
            <text:p><text:s text:c="3"/>960</text:p>
          </table:table-cell>
          <table:table-cell table:style-name="ce30" office:value-type="float" office:value="560" calcext:value-type="float">
            <text:p><text:s text:c="3"/>560</text:p>
          </table:table-cell>
          <table:table-cell table:style-name="ce30" office:value-type="float" office:value="620" calcext:value-type="float">
            <text:p><text:s text:c="3"/>620</text:p>
          </table:table-cell>
          <table:table-cell table:style-name="ce30" office:value-type="float" office:value="814" calcext:value-type="float">
            <text:p><text:s text:c="3"/>814</text:p>
          </table:table-cell>
          <table:table-cell table:style-name="ce30" office:value-type="float" office:value="297" calcext:value-type="float">
            <text:p><text:s text:c="3"/>297</text:p>
          </table:table-cell>
          <table:table-cell table:style-name="ce30" office:value-type="float" office:value="681" calcext:value-type="float">
            <text:p><text:s text:c="3"/>68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9" calcext:value-type="float">
            <text:p><text:s text:c="3"/>7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905" calcext:value-type="float">
            <text:p><text:s text:c="3"/>1,905</text:p>
          </table:table-cell>
          <table:table-cell table:style-name="ce30" office:value-type="float" office:value="4438" calcext:value-type="float">
            <text:p><text:s text:c="3"/>4,438</text:p>
          </table:table-cell>
          <table:table-cell table:style-name="ce30" office:value-type="float" office:value="115" calcext:value-type="float">
            <text:p><text:s text:c="3"/>115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11098" calcext:value-type="float">
            <text:p><text:s text:c="3"/>11,098</text:p>
          </table:table-cell>
          <table:table-cell table:style-name="ce30" office:value-type="float" office:value="242" calcext:value-type="float">
            <text:p><text:s text:c="3"/>242</text:p>
          </table:table-cell>
          <table:table-cell table:style-name="ce30" office:value-type="float" office:value="877" calcext:value-type="float">
            <text:p><text:s text:c="3"/>877</text:p>
          </table:table-cell>
          <table:table-cell table:style-name="ce30" office:value-type="float" office:value="442" calcext:value-type="float">
            <text:p><text:s text:c="3"/>442</text:p>
          </table:table-cell>
          <table:table-cell table:style-name="ce30" office:value-type="float" office:value="798" calcext:value-type="float">
            <text:p><text:s text:c="3"/>798</text:p>
          </table:table-cell>
          <table:table-cell table:style-name="ce30" office:value-type="float" office:value="1225" calcext:value-type="float">
            <text:p><text:s text:c="3"/>1,225</text:p>
          </table:table-cell>
          <table:table-cell table:style-name="ce30" office:value-type="float" office:value="413" calcext:value-type="float">
            <text:p><text:s text:c="3"/>413</text:p>
          </table:table-cell>
          <table:table-cell table:style-name="ce30" office:value-type="float" office:value="671" calcext:value-type="float">
            <text:p><text:s text:c="3"/>67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81" calcext:value-type="float">
            <text:p><text:s text:c="3"/>8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905" calcext:value-type="float">
            <text:p><text:s text:c="3"/>1,905</text:p>
          </table:table-cell>
          <table:table-cell table:style-name="ce30" office:value-type="float" office:value="4438" calcext:value-type="float">
            <text:p><text:s text:c="3"/>4,438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544" calcext:value-type="float">
            <text:p>54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3309" calcext:value-type="float">
            <text:p><text:s text:c="3"/>13,309</text:p>
          </table:table-cell>
          <table:table-cell table:style-name="ce31" office:value-type="float" office:value="1254" calcext:value-type="float">
            <text:p><text:s text:c="3"/>1,254</text:p>
          </table:table-cell>
          <table:table-cell table:style-name="ce31" office:value-type="float" office:value="1029" calcext:value-type="float">
            <text:p><text:s text:c="3"/>1,029</text:p>
          </table:table-cell>
          <table:table-cell table:style-name="ce31" office:value-type="float" office:value="582" calcext:value-type="float">
            <text:p><text:s text:c="3"/>582</text:p>
          </table:table-cell>
          <table:table-cell table:style-name="ce31" office:value-type="float" office:value="602" calcext:value-type="float">
            <text:p><text:s text:c="3"/>602</text:p>
          </table:table-cell>
          <table:table-cell table:style-name="ce31" office:value-type="float" office:value="907" calcext:value-type="float">
            <text:p><text:s text:c="3"/>907</text:p>
          </table:table-cell>
          <table:table-cell table:style-name="ce31" office:value-type="float" office:value="316" calcext:value-type="float">
            <text:p><text:s text:c="3"/>316</text:p>
          </table:table-cell>
          <table:table-cell table:style-name="ce31" office:value-type="float" office:value="733" calcext:value-type="float">
            <text:p><text:s text:c="3"/>73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51" calcext:value-type="float">
            <text:p><text:s text:c="3"/>5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57" calcext:value-type="float">
            <text:p><text:s text:c="3"/>2,257</text:p>
          </table:table-cell>
          <table:table-cell table:style-name="ce31" office:value-type="float" office:value="5248" calcext:value-type="float">
            <text:p><text:s text:c="3"/>5,248</text:p>
          </table:table-cell>
          <table:table-cell table:style-name="ce31" office:value-type="float" office:value="326" calcext:value-type="float">
            <text:p><text:s text:c="3"/>326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12912" calcext:value-type="float">
            <text:p><text:s text:c="3"/>12,912</text:p>
          </table:table-cell>
          <table:table-cell table:style-name="ce31" office:value-type="float" office:value="295" calcext:value-type="float">
            <text:p><text:s text:c="3"/>295</text:p>
          </table:table-cell>
          <table:table-cell table:style-name="ce31" office:value-type="float" office:value="951" calcext:value-type="float">
            <text:p><text:s text:c="3"/>951</text:p>
          </table:table-cell>
          <table:table-cell table:style-name="ce31" office:value-type="float" office:value="528" calcext:value-type="float">
            <text:p><text:s text:c="3"/>528</text:p>
          </table:table-cell>
          <table:table-cell table:style-name="ce31" office:value-type="float" office:value="844" calcext:value-type="float">
            <text:p><text:s text:c="3"/>844</text:p>
          </table:table-cell>
          <table:table-cell table:style-name="ce31" office:value-type="float" office:value="1452" calcext:value-type="float">
            <text:p><text:s text:c="3"/>1,452</text:p>
          </table:table-cell>
          <table:table-cell table:style-name="ce31" office:value-type="float" office:value="453" calcext:value-type="float">
            <text:p><text:s text:c="3"/>453</text:p>
          </table:table-cell>
          <table:table-cell table:style-name="ce31" office:value-type="float" office:value="803" calcext:value-type="float">
            <text:p><text:s text:c="3"/>80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72" calcext:value-type="float">
            <text:p><text:s text:c="3"/>7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57" calcext:value-type="float">
            <text:p><text:s text:c="3"/>2,257</text:p>
          </table:table-cell>
          <table:table-cell table:style-name="ce31" office:value-type="float" office:value="5248" calcext:value-type="float">
            <text:p><text:s text:c="3"/>5,248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397" calcext:value-type="float">
            <text:p>39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33" calcext:value-type="float">
            <text:p>2,133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083" calcext:value-type="float">
            <text:p>1,08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44" calcext:value-type="float">
            <text:p>1,84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083" calcext:value-type="float">
            <text:p>1,08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289" calcext:value-type="float">
            <text:p>28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39" calcext:value-type="float">
            <text:p>13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57" calcext:value-type="float">
            <text:p>1,157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07" calcext:value-type="float">
            <text:p>1,00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612" calcext:value-type="float">
            <text:p>61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0" calcext:value-type="float">
            <text:p>15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579" calcext:value-type="float">
            <text:p>2,579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17" calcext:value-type="float">
            <text:p>2,01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731" calcext:value-type="float">
            <text:p>73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562" calcext:value-type="float">
            <text:p>56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23" calcext:value-type="float">
            <text:p>1,223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345" calcext:value-type="float">
            <text:p>34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92" calcext:value-type="float">
            <text:p>29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56" calcext:value-type="float">
            <text:p>1,356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86" calcext:value-type="float">
            <text:p>1,08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386" calcext:value-type="float">
            <text:p>38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270" calcext:value-type="float">
            <text:p>27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33" calcext:value-type="float">
            <text:p>1,933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63" calcext:value-type="float">
            <text:p>1,56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370" calcext:value-type="float">
            <text:p>37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87" calcext:value-type="float">
            <text:p>28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94" calcext:value-type="float">
            <text:p>19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26" calcext:value-type="float">
            <text:p>1,026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76" calcext:value-type="float">
            <text:p>17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319" calcext:value-type="float">
            <text:p>3,319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747" calcext:value-type="float">
            <text:p>1,74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939" calcext:value-type="float">
            <text:p>3,93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969" calcext:value-type="float">
            <text:p>969</text:p>
          </table:table-cell>
          <table:table-cell table:number-columns-repeated="2" table:style-name="ce32" office:value-type="float" office:value="111" calcext:value-type="float">
            <text:p>1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1747" calcext:value-type="float">
            <text:p>1,74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620" calcext:value-type="float">
            <text:p><text:s/>－62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31" calcext:value-type="float">
            <text:p>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251" calcext:value-type="float">
            <text:p><text:s/>－25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781" calcext:value-type="float">
            <text:p>1,781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150" calcext:value-type="float">
            <text:p>2,15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369" calcext:value-type="float">
            <text:p><text:s/>－36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68" calcext:value-type="float">
            <text:p>1,268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60" calcext:value-type="float">
            <text:p>1,36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393" calcext:value-type="float">
            <text:p>39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2" calcext:value-type="float">
            <text:p><text:s/>－9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84" calcext:value-type="float">
            <text:p>18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5" calcext:value-type="float">
            <text:p><text:s/>－4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209" calcext:value-type="float">
            <text:p>20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7" calcext:value-type="float">
            <text:p><text:s/>－4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21" calcext:value-type="float">
            <text:p>1,721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614" calcext:value-type="float">
            <text:p>61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81" calcext:value-type="float">
            <text:p>1,78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614" calcext:value-type="float">
            <text:p>61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60" calcext:value-type="float">
            <text:p><text:s/>－6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268" calcext:value-type="float">
            <text:p>26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9" calcext:value-type="float">
            <text:p><text:s/>－2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38" calcext:value-type="float">
            <text:p>938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69" calcext:value-type="float">
            <text:p>96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346" calcext:value-type="float">
            <text:p>34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31" calcext:value-type="float">
            <text:p><text:s/>－31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41" calcext:value-type="float">
            <text:p>1,441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84" calcext:value-type="float">
            <text:p>1,48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80" calcext:value-type="float">
            <text:p>18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8" calcext:value-type="float">
            <text:p><text:s/>－3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674" calcext:value-type="float">
            <text:p>2,674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161" calcext:value-type="float">
            <text:p>1,16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681" calcext:value-type="float">
            <text:p>2,68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676" calcext:value-type="float">
            <text:p>6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161" calcext:value-type="float">
            <text:p>1,16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7" calcext:value-type="float">
            <text:p><text:s/>－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97" calcext:value-type="float">
            <text:p>1,397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06" calcext:value-type="float">
            <text:p>1,40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610" calcext:value-type="float">
            <text:p>61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256" calcext:value-type="float">
            <text:p>25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9" calcext:value-type="float">
            <text:p><text:s/>－2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22" calcext:value-type="float">
            <text:p>12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4" calcext:value-type="float">
            <text:p><text:s/>－1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134" calcext:value-type="float">
            <text:p>13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5" calcext:value-type="float">
            <text:p><text:s/>－1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16" calcext:value-type="float">
            <text:p>1,516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63" calcext:value-type="float">
            <text:p>1,46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53" calcext:value-type="float">
            <text:p>5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347" calcext:value-type="float">
            <text:p>34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5" calcext:value-type="float">
            <text:p>3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06" calcext:value-type="float">
            <text:p>806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88" calcext:value-type="float">
            <text:p>78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18" calcext:value-type="float">
            <text:p>1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20" calcext:value-type="float">
            <text:p>1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85" calcext:value-type="float">
            <text:p>8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2" calcext:value-type="float">
            <text:p>5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9" calcext:value-type="float">
            <text:p>5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3" calcext:value-type="float">
            <text:p>3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89" calcext:value-type="float">
            <text:p>1,789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20" calcext:value-type="float">
            <text:p>1,62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772" calcext:value-type="float">
            <text:p>77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169" calcext:value-type="float">
            <text:p>16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66" calcext:value-type="float">
            <text:p>6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93" calcext:value-type="float">
            <text:p>993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03" calcext:value-type="float">
            <text:p>10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79" calcext:value-type="float">
            <text:p>2,079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749" calcext:value-type="float">
            <text:p>74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03" calcext:value-type="float">
            <text:p>1,90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749" calcext:value-type="float">
            <text:p>74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76" calcext:value-type="float">
            <text:p>17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09" calcext:value-type="float">
            <text:p>10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83" calcext:value-type="float">
            <text:p>1,083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16" calcext:value-type="float">
            <text:p>1,01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67" calcext:value-type="float">
            <text:p>6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9" calcext:value-type="float">
            <text:p>1,00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88" calcext:value-type="float">
            <text:p>8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32" calcext:value-type="float">
            <text:p>3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55" calcext:value-type="float">
            <text:p>15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6" calcext:value-type="float">
            <text:p>5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922" calcext:value-type="float">
            <text:p>922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153" calcext:value-type="float">
            <text:p>15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17" calcext:value-type="float">
            <text:p>71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30" calcext:value-type="float">
            <text:p>13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89" calcext:value-type="float">
            <text:p>18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205" calcext:value-type="float">
            <text:p>205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6" calcext:value-type="float">
            <text:p>49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81" calcext:value-type="float">
            <text:p>8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79" calcext:value-type="float">
            <text:p>7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8" calcext:value-type="float">
            <text:p>10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05" calcext:value-type="float">
            <text:p>10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100" calcext:value-type="float">
            <text:p>10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28" calcext:value-type="float">
            <text:p>12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04" calcext:value-type="float">
            <text:p>10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76" calcext:value-type="float">
            <text:p>17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85" calcext:value-type="float">
            <text:p>18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3" calcext:value-type="float">
            <text:p>10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2" calcext:value-type="float">
            <text:p>9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67" calcext:value-type="float">
            <text:p>67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8" calcext:value-type="float">
            <text:p>5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3" calcext:value-type="float">
            <text:p>7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3" calcext:value-type="float">
            <text:p>9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0" calcext:value-type="float">
            <text:p>2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0" calcext:value-type="float">
            <text:p>-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3" calcext:value-type="float">
            <text:p>13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7" calcext:value-type="float">
            <text:p>7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